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rogrambeskrivning. Beskriv detaljerat vad programmet gör.</text:p>
      <text:p text:style-name="Standard"><text:span text:style-name="T1">A. </text:span><text:span text:style-name="T2">Programmet</text:span> ska bli en multiplayerversion av det gammla klassiska spelet Tetris. Programmet ska ha en server som tar emot kommandon från klienten och som sedan vidarebefodrar till resterande klienter om vad som ska göras.</text:p>
      <text:p text:style-name="Standard"><text:span text:style-name="T1">B.</text:span></text:p>
      <text:p text:style-name="Standard"><text:span text:style-name="T1">C.</text:span></text:p>
      <text:p text:style-name="Standard"></text:p>
      <text:p text:style-name="P1">2. Användarbeskrivning. Vem kommer att använda ert program? Vilka antaganden gör ni om användarna? Är de vana datoranvändare, är de specialister, nybörjare, små barn, etc.</text:p>
      <text:p text:style-name="Standard"><text:span text:style-name="T1">A. </text:span>Programmet kommer främst att användas av folk som tycker det är roligt att spela och kan använda sig av portforwarding. De är hyfsat vana datoranvändare och deras ålder ligger på 12+.</text:p>
      <text:p text:style-name="Standard"><text:span text:style-name="T1">B.</text:span></text:p>
      <text:p text:style-name="Standard"><text:span text:style-name="T1">C.</text:span></text:p>
      <text:p text:style-name="Standard"></text:p>
      <text:p text:style-name="P1">3. Användarscenarier. Ge minst två exempel på scenarier där en av era tänkta användare använder programmet. Beskriv i detalj vad de ser, vilken typ av input de måste ge, hur de ger sin input och hur programmets output ser ut.</text:p>
      <text:p text:style-name="Standard"><text:span text:style-name="T1">A. </text:span>Scenario 1: Starta spelet, ställ in inställningar för nätverksåtkomsten, lista ut vilka kontroller spelet använder sig av och spela en omgång. När spelet startas kommer Peter till en huvudmeny med tre tydliga knappar (starta spelet, inställningar, hjälp). Peter trycker på inställningar och ser då framför sig ett fält för att skriva in IP-address och port. Peter anger sin IP-address och bestämmer en port, går tillbaka till huvudmenyn och klickar sedan på hjälpknappen för att hitta någon användbar information om hur man spelar Tetris (trots att han vet hur). Kontrollerna syns tydligt på en bild och Peter behov är tillfredsställda. Han går återigen tillbaka till huvudmenyn och klickar den här gången på "starta spelet". Tetrismusik drar igång och Peter får en nerdgasm.</text:p>
      <text:p text:style-name="Standard"></text:p>
      <text:p text:style-name="Standard">Scenario 2: Börja spela en omgång, pausa spelet, ta en kaffe, återuppta spelet! Nu när Peter har konfigurerat inställningarn en gång tidigare så finns de kvar och han startar en ny spelomgång. Denne gång går det mycket bra och han spelar i timmvis, men nu känner han sig riktigt sugen på en kopp kaffe. Med ett rekord på gång så kan han ju givetvis inte avsluta och låta poängen gå åt skogen, han måste ju pausa spelet. Första instinkten är att trycka på 'P', vilket också fungerar gallant! Han går iväg och dricker sitt kaffe i lugn och ro. Han återvänder en halvtimme senare och trycker då instinktivt 'P' för att återuppta spelet, vilket också sker. Peter har nu slagit high score och skryter om det på IRC.</text:p>
      <text:p text:style-name="Standard"><text:span text:style-name="T1">B.</text:span></text:p>
      <text:p text:style-name="Standard"><text:span text:style-name="T1">C.</text:span></text:p>
      <text:p text:style-name="Standard"></text:p>
      <text:p text:style-name="P1">4. Testplan. Beskriv hur ni tänker testa programmet. I den här uppgiften ska ni lägga extra vikt vid användartestning. Beskriv vilka uppgifter som testanvändaren ska utföra. De två användarscenarierna ska ingå i användartestningen.</text:p>
      <text:p text:style-name="Standard"><text:span text:style-name="T1">A. </text:span>Vi tänkte be våra spelintresserade vänner om att testa våra scenarier och ge feedback. De ska få testa de olika funktionerna, konfigurera inställningarna och spela mot varandra, sedan ge kritik om vad som var bra, dåligt, slarvigt, fult eller fantastiskt!</text:p>
      <text:p text:style-name="Standard"><text:span text:style-name="T1">B.</text:span></text:p>
      <text:p text:style-name="Standard"><text:span text:style-name="T1">C.</text:span></text:p>
      <text:p text:style-name="Standard"></text:p>
      <text:p text:style-name="P1">5. Programdesign. Beskriv de grundläggande klasserna som ni avser att implementera och ge en beskrivning av de viktigaste metoderna i varje klass.</text:p>
      <text:p text:style-name="Standard"><text:span text:style-name="T1">A. </text:span>Server: Ska ha emot och skicka ut data från/till samtliga klienter så att alla får ständig uppdatering på vad som händer. De viktigast metoderna är att starta nya trådar som i sin tur tar emot och skickar vidare data.</text:p>
      <text:p text:style-name="Standard">Client: Tar kommandon från Tetrisklassen och skickar till servern. Tar också emot vad andra <text:soft-page-break/>klienter skickar. De viktigaste metoderna är att upptäcka kommandon från användaren och skicka dem vidare till servern.</text:p>
      <text:p text:style-name="Standard">Tetris: Uppdaterar spelrutan beroende på vilka kommandon som server tar emot. De viktigaste metoderna är att ta hand om den grafiska utritningen och uppdatera fönstret.</text:p>
      <text:p text:style-name="Standard"><text:span text:style-name="T1">B.</text:span></text:p>
      <text:p text:style-name="Standard"><text:span text:style-name="T1">C.</text:span></text:p>
      <text:p text:style-name="Standard"></text:p>
      <text:p text:style-name="P1">6. Tekniska frågor. En lista av tekniska frågor som ni måste hantera när ni bygger ert system. Var så detaljerad som möjligt. Ett viktigt steg mot en god design är att få ner så många frågor som möjligt på papper på ett organiserat sätt med så många förslag till lösningar som möjligt.</text:p>
      <text:p text:style-name="Standard"><text:span text:style-name="T1">A. </text:span>Hur servern ska emot och skicka ut data på bästa sätt?</text:p>
      <text:p text:style-name="Standard">Kommer det att fungera på olika nätverk?</text:p>
      <text:p text:style-name="Standard">Hur ska spelet uppdateras utifrån kommandona från servern?</text:p>
      <text:p text:style-name="Standard"><text:span text:style-name="T1">B.</text:span></text:p>
      <text:p text:style-name="Standard"><text:span text:style-name="T1">C.</text:span></text:p>
      <text:p text:style-name="Standard"></text:p>
      <text:p text:style-name="Standard"></text:p>
      <text:p text:style-name="P1">7. Arbetsplan. Beskriv hur arbetet kommer att delas upp mellan personerna i projektet. Gör en tidsplan som visar när olika delmoment i projektet ska vara klara.</text:p>
      <text:p text:style-name="Standard"><text:span text:style-name="T1">A. </text:span>Vi kommer att arbete tillsammans och dela upp arbetsuppgifter så att vi kommer koda på varsin klass samtidigt. </text:p>
      <text:p text:style-name="Standard">Fredag(26/4): Server och klient ska klara av att hantera kommandon från en spelare och kunna uppdatera fönstret utefter dem.</text:p>
      <text:p text:style-name="Standard">Fredag(3/5): Fönstret ska vara anpassat för två eller fler spelare. Server och klient ska kunna kommunicera och hantera mer än en spelare.</text:p>
      <text:p text:style-name="Standard">Lördag(2/5): Musiken till spelet ska vara inspelad och finslipad.</text:p>
      <text:p text:style-name="Standard">Söndag(12/5): Spelet ska vara klart. Användartester ska ha gjorts och feedbacken ska ha hunnit applicerats.</text:p>
      <text:p text:style-name="Standard">Onsdag(15/5): Rapporten ska vara klar och redovisas muntligt.</text:p>
      <text:p text:style-name="Standard"><text:span text:style-name="T1">B.</text:span></text:p>
      <text:p text:style-name="Standard"><text:span text:style-name="T1">C.</text:span></text:p>
      <text:p text:style-name="Standard"><text:span text:style-name="T1"/></text:p>
      <text:p text:style-name="Standard"><text:span text:style-name="T1">8. Sammanfatt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meta:initial-creator>
    <meta:creation-date>2013-05-13T20:42:06</meta:creation-date>
    <meta:generator>LibreOffice/3.5$Linux_X86_64 LibreOffice_project/350m1$Build-2</meta:generator>
    <dc:date>2013-05-13T21:01:09</dc:date>
    <dc:creator>Jonas </dc:creator>
    <meta:editing-duration>P0D</meta:editing-duration>
    <meta:editing-cycles>1</meta:editing-cycles>
    <meta:document-statistic meta:table-count="0" meta:image-count="0" meta:object-count="0" meta:page-count="2" meta:paragraph-count="47" meta:word-count="794" meta:character-count="4881" meta:non-whitespace-character-count="4086"/>
  </office:meta>
</office:document-meta>
</file>